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officeooo:rsid="001133b4" officeooo:paragraph-rsid="001133b4"/>
    </style:style>
    <style:style style:name="P2" style:family="paragraph" style:parent-style-name="Preformatted_20_Text">
      <style:paragraph-properties fo:margin-top="0in" fo:margin-bottom="0.1965in" loext:contextual-spacing="false"/>
    </style:style>
    <style:style style:name="P3" style:family="paragraph" style:parent-style-name="Text_20_body">
      <style:text-properties officeooo:rsid="001133b4" officeooo:paragraph-rsid="001133b4"/>
    </style:style>
    <style:style style:name="P4" style:family="paragraph" style:parent-style-name="Heading_20_3">
      <style:text-properties style:font-name="Liberation Mono" fo:font-size="10pt" officeooo:rsid="001133b4" officeooo:paragraph-rsid="001133b4" style:font-size-asian="10pt" style:font-size-complex="10pt"/>
    </style:style>
    <style:style style:name="P5" style:family="paragraph" style:parent-style-name="Heading_20_2">
      <style:text-properties style:font-name="Liberation Mono" fo:font-size="10pt" style:font-size-asian="10pt" style:font-size-complex="10pt"/>
    </style:style>
    <style:style style:name="P6" style:family="paragraph" style:parent-style-name="Heading_20_2">
      <style:text-properties style:font-name="Liberation Mono" fo:font-size="10pt" officeooo:rsid="001133b4" officeooo:paragraph-rsid="001133b4" style:font-size-asian="10pt" style:font-size-complex="10pt"/>
    </style:style>
    <style:style style:name="P7" style:family="paragraph" style:parent-style-name="Heading_20_2">
      <style:paragraph-properties fo:text-align="center" style:justify-single-word="false"/>
      <style:text-properties style:font-name="Liberation Mono" fo:font-size="10pt" officeooo:rsid="0017020c" officeooo:paragraph-rsid="0017020c" style:font-size-asian="10pt" style:font-size-complex="10pt"/>
    </style:style>
    <style:style style:name="P8" style:family="paragraph" style:parent-style-name="Heading_20_2">
      <style:text-properties officeooo:paragraph-rsid="001133b4"/>
    </style:style>
    <style:style style:name="P9" style:family="paragraph" style:parent-style-name="Preformatted_20_Text">
      <style:text-properties style:font-name="Liberation Mono" fo:font-size="10pt" style:font-size-asian="10pt" style:font-size-complex="10pt"/>
    </style:style>
    <style:style style:name="P10" style:family="paragraph" style:parent-style-name="Preformatted_20_Text">
      <style:text-properties style:font-name="Liberation Mono" fo:font-size="10pt" officeooo:rsid="001133b4" officeooo:paragraph-rsid="001133b4" style:font-size-asian="10pt" style:font-size-complex="10pt"/>
    </style:style>
    <style:style style:name="P11" style:family="paragraph" style:parent-style-name="Text_20_body" style:list-style-name="L2"/>
    <style:style style:name="P12" style:family="paragraph" style:parent-style-name="Text_20_body">
      <style:paragraph-properties fo:text-align="center" style:justify-single-word="false"/>
      <style:text-properties style:font-name="Liberation Mono" fo:font-size="10pt" officeooo:rsid="0017020c" officeooo:paragraph-rsid="0017020c" style:font-size-asian="10pt" style:font-size-complex="10pt"/>
    </style:style>
    <style:style style:name="P13" style:family="paragraph" style:parent-style-name="Text_20_body" style:list-style-name="L2">
      <style:paragraph-properties fo:margin-top="0in" fo:margin-bottom="0in" loext:contextual-spacing="false"/>
    </style:style>
    <style:style style:name="T1" style:family="text">
      <style:text-properties style:font-name="Liberation Mono" fo:font-size="10pt" style:font-size-asian="10pt" style:font-size-complex="10pt"/>
    </style:style>
    <style:style style:name="T2" style:family="text">
      <style:text-properties style:font-name="Liberation Mono" fo:font-size="10pt" officeooo:rsid="0017020c" style:font-size-asian="10pt" style:font-size-complex="10pt"/>
    </style:style>
    <style:style style:name="T3" style:family="text">
      <style:text-properties style:font-name="Liberation Mono" fo:font-size="10pt" officeooo:rsid="00188fdb" style:font-size-asian="10pt" style:font-size-complex="10pt"/>
    </style:style>
    <style:style style:name="T4" style:family="text">
      <style:text-properties style:font-name="Liberation Mono" fo:font-size="10pt" officeooo:rsid="001133b4" style:font-size-asian="10pt" style:font-size-complex="10pt"/>
    </style:style>
    <style:style style:name="T5" style:family="text">
      <style:text-properties style:font-name="Liberation Mono" fo:font-size="10pt" fo:font-weight="bold" style:font-size-asian="10pt" style:font-weight-asian="bold" style:font-size-complex="10pt" style:font-weight-complex="bold"/>
    </style:style>
    <style:style style:name="T6" style:family="text">
      <style:text-properties style:font-name="Liberation Mono" fo:font-size="10pt" fo:font-weight="bold" officeooo:rsid="0017020c" style:font-size-asian="10pt" style:font-weight-asian="bold" style:font-size-complex="10pt" style:font-weight-complex="bold"/>
    </style:style>
    <style:style style:name="T7" style:family="text">
      <style:text-properties style:font-name="Liberation Mono" fo:font-size="10pt" fo:font-weight="bold" officeooo:rsid="001133b4" style:font-size-asian="10pt" style:font-weight-asian="bold" style:font-size-complex="10pt" style:font-weight-complex="bold"/>
    </style:style>
    <style:style style:name="T8" style:family="text">
      <style:text-properties style:font-name="Liberation Mono" fo:font-size="10pt" style:text-underline-style="solid" style:text-underline-width="auto" style:text-underline-color="font-color" officeooo:rsid="00188fdb" style:font-size-asian="10pt" style:font-size-complex="10pt"/>
    </style:style>
    <style:style style:name="T9" style:family="text">
      <style:text-properties style:font-name="Liberation Mono" fo:font-size="10pt" fo:font-style="italic" style:font-size-asian="10pt" style:font-style-asian="italic" style:font-size-complex="10pt" style:font-style-complex="italic"/>
    </style:style>
    <style:style style:name="T10" style:family="text">
      <style:text-properties style:font-name="Liberation Mono" fo:font-size="10pt" fo:font-style="italic" style:text-underline-style="solid" style:text-underline-width="auto" style:text-underline-color="font-color" style:font-size-asian="10pt" style:font-style-asian="italic" style:font-size-complex="10pt" style:font-style-complex="italic"/>
    </style:style>
    <style:style style:name="T11" style:family="text">
      <style:text-properties style:font-name="Liberation Mono" fo:font-size="10pt" fo:font-style="italic" style:text-underline-style="none" style:font-size-asian="10pt" style:font-style-asian="italic" style:font-size-complex="10pt" style:font-style-complex="italic"/>
    </style:style>
    <style:style style:name="T12" style:family="text">
      <style:text-properties fo:color="#00a933" style:font-name="Liberation Mono" fo:font-size="10pt" style:font-size-asian="10pt" style:font-size-complex="10pt"/>
    </style:style>
    <style:style style:name="T13" style:family="text">
      <style:text-properties fo:color="#00a933" style:font-name="Liberation Mono" fo:font-size="10pt" fo:font-style="italic" style:text-underline-style="none" style:font-size-asian="10pt" style:font-style-asian="italic" style:font-size-complex="10pt" style:font-style-complex="italic"/>
    </style:style>
    <style:style style:name="T14" style:family="text">
      <style:text-properties fo:color="#00a933" style:font-name="Liberation Mono" fo:font-size="10pt" fo:font-weight="bold" style:font-size-asian="10pt" style:font-weight-asian="bold" style:font-size-complex="10pt" style:font-weight-complex="bold"/>
    </style:style>
    <style:style style:name="T15" style:family="text">
      <style:text-properties fo:color="#3465a4" style:font-name="Liberation Mono" fo:font-size="10pt" fo:font-weight="bold" style:font-size-asian="10pt" style:font-weight-asian="bold" style:font-size-complex="10pt" style:font-weight-complex="bold"/>
    </style:style>
    <style:style style:name="T16" style:family="text">
      <style:text-properties fo:color="#355269" style:font-name="Liberation Mono" fo:font-size="10pt" fo:font-weight="bold" style:font-size-asian="10pt" style:font-weight-asian="bold" style:font-size-complex="10pt" style:font-weight-complex="bold"/>
    </style:style>
    <style:style style:name="T17" style:family="text">
      <style:text-properties fo:color="#355269" style:font-name="Liberation Mono" fo:font-size="10pt" fo:font-weight="bold" fo:background-color="#ffff00" loext:char-shading-value="0" style:font-size-asian="10pt" style:font-weight-asian="bold" style:font-size-complex="10pt" style:font-weight-complex="bold"/>
    </style:style>
    <style:style style:name="T18" style:family="text">
      <style:text-properties fo:color="#355269" style:font-name="Liberation Mono" fo:font-size="10pt" fo:font-weight="bold" fo:background-color="#ffff00" loext:char-shading-value="0" style:font-size-asian="10pt" style:font-weight-asian="bold" style:font-size-complex="10pt" style:font-weight-complex="bold"/>
    </style:style>
    <style:style style:name="T19" style:family="text">
      <style:text-properties fo:color="#355269" style:font-name="Liberation Mono" fo:font-size="10pt" fo:font-weight="bold" fo:background-color="transparent" loext:char-shading-value="0" style:font-size-asian="10pt" style:font-weight-asian="bold" style:font-size-complex="10pt" style:font-weight-complex="bold"/>
    </style:style>
    <style:style style:name="T20" style:family="text">
      <style:text-properties fo:color="#2a6099" style:font-name="Liberation Mono" fo:font-size="10pt" fo:font-weight="bold" fo:background-color="transparent" loext:char-shading-value="0" style:font-size-asian="10pt" style:font-weight-asian="bold" style:font-size-complex="10pt" style:font-weight-complex="bold"/>
    </style:style>
    <style:style style:name="T21" style:family="text">
      <style:text-properties fo:color="#2a6099" style:font-name="Liberation Mono" fo:font-size="10pt" fo:font-weight="bold" style:font-size-asian="10pt" style:font-weight-asian="bold" style:font-size-complex="10pt" style:font-weight-complex="bold"/>
    </style:style>
    <style:style style:name="T22" style:family="text">
      <style:text-properties officeooo:rsid="00188fdb"/>
    </style:style>
    <style:style style:name="T23" style:family="text">
      <style:text-properties fo:color="#800080" style:font-name="Liberation Mono" fo:font-size="10pt" fo:font-weight="bold" style:font-size-asian="10pt" style:font-weight-asian="bold" style:font-size-complex="10pt" style:font-weight-complex="bold"/>
    </style:style>
    <style:style style:name="T24" style:family="text">
      <style:text-properties fo:color="#800080" style:font-name="Liberation Mono" fo:font-size="10pt" fo:font-weight="bold" officeooo:rsid="001133b4" style:font-size-asian="10pt" style:font-weight-asian="bold" style:font-size-complex="10pt"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2"><text:bookmark text:name="using-generators"/>GENERATORS</text:h>
      <text:p text:style-name="P12"/>
      <text:p text:style-name="Text_20_body"><text:span text:style-name="T6">G</text:span><text:span text:style-name="Strong_20_Emphasis"><text:span text:style-name="T1">enerator functions</text:span></text:span><text:span text:style-name="T1"> are a special kind of function that return a </text:span><text:a xlink:type="simple" xlink:href="https://en.wikipedia.org/wiki/Lazy_evaluation" text:style-name="Internet_20_link" text:visited-style-name="Visited_20_Internet_20_Link"><text:span text:style-name="T1">lazy iterator</text:span></text:a><text:span text:style-name="T1">. These are objects that you can loop over like a list. However, unlike lists, lazy iterators do not store their contents in memory.</text:span></text:p>
      <text:p text:style-name="P9"/>
      <text:p text:style-name="Preformatted_20_Text"><text:span text:style-name="T1">You can also define a </text:span><text:span text:style-name="Strong_20_Emphasis"><text:span text:style-name="T1">generator expression</text:span></text:span><text:span text:style-name="T1"> (also called a </text:span><text:span text:style-name="Strong_20_Emphasis"><text:span text:style-name="T1">generator comprehension</text:span></text:span><text:span text:style-name="T1">), which has a very similar syntax to </text:span><text:a xlink:type="simple" xlink:href="https://realpython.com/courses/using-list-comprehensions-effectively/" text:style-name="Internet_20_link" text:visited-style-name="Visited_20_Internet_20_Link"><text:span text:style-name="T1">list comprehensions</text:span></text:a><text:span text:style-name="T1">. In this way, you can use the generator without calling a function:</text:span></text:p>
      <text:p text:style-name="P9"/>
      <text:p text:style-name="P2"><text:span text:style-name="Source_20_Text"><text:span text:style-name="T1"><text:tab/></text:span></text:span><text:span text:style-name="Source_20_Text"><text:span text:style-name="T12">csv_gen = (row for row in open(file_name))</text:span></text:span></text:p>
      <text:p text:style-name="Text_20_body"><text:span text:style-name="T5">These are two very </text:span><text:span text:style-name="T6">main difference between list and generator comprehensions:</text:span><text:span text:style-name="T2"> </text:span></text:p>
      <text:p text:style-name="Text_20_body"><text:span text:style-name="T1">- the list comprehension returns a list object whereas the generator comprehension returns a generator .</text:span></text:p>
      <text:p text:style-name="Text_20_body"><text:span text:style-name="T1">- generator objects cannot be indexed and makes use of the next function to get items in order.</text:span></text:p>
      <text:h text:style-name="P5" text:outline-level="2"><text:bookmark text:name="understanding-generators"/>Understanding Generators</text:h>
      <text:p text:style-name="Text_20_body"><text:span text:style-name="T1">Generator functions use the Python </text:span><text:span text:style-name="T21">yield</text:span><text:span text:style-name="T1"> keyword instead of </text:span><text:span text:style-name="Source_20_Text"><text:span text:style-name="T1">return</text:span></text:span><text:span text:style-name="T1">.</text:span></text:p>
      <text:p text:style-name="Preformatted_20_Text"><text:span text:style-name="Source_20_Text"><text:span text:style-name="T12">def infinite_sequence():</text:span></text:span></text:p>
      <text:p text:style-name="Preformatted_20_Text"><text:span text:style-name="Source_20_Text"><text:span text:style-name="T12"><text:s text:c="4"/>num = 0</text:span></text:span></text:p>
      <text:p text:style-name="Preformatted_20_Text"><text:span text:style-name="Source_20_Text"><text:span text:style-name="T12"><text:s text:c="4"/>while True:</text:span></text:span></text:p>
      <text:p text:style-name="Preformatted_20_Text"><text:span text:style-name="Source_20_Text"><text:span text:style-name="T12"><text:s text:c="8"/>yield num</text:span></text:span></text:p>
      <text:p text:style-name="P2"><text:span text:style-name="Source_20_Text"><text:span text:style-name="T12"><text:s text:c="8"/>num += 1</text:span></text:span></text:p>
      <text:p text:style-name="P3"><text:span text:style-name="Source_20_Text"><text:span text:style-name="T20">yield</text:span></text:span><text:span text:style-name="T1"> indicates where a value is sent back to the caller, but unlike </text:span><text:span text:style-name="Source_20_Text"><text:span text:style-name="T1">return</text:span></text:span><text:span text:style-name="T1">, you don’t exit the function afterward.</text:span></text:p>
      <text:p text:style-name="Text_20_body"><text:span text:style-name="T1">Instead, the </text:span><text:span text:style-name="Strong_20_Emphasis"><text:span text:style-name="T1">state</text:span></text:span><text:span text:style-name="T1"> of the function is remembered. That way, when </text:span><text:span text:style-name="Source_20_Text"><text:span text:style-name="T21">next()</text:span></text:span><text:span text:style-name="T1"> is called on a generator object (either explicitly or implicitly within a </text:span><text:span text:style-name="Source_20_Text"><text:span text:style-name="T1">for</text:span></text:span><text:span text:style-name="T1"> loop), the previously yielded variable </text:span><text:span text:style-name="Source_20_Text"><text:span text:style-name="T1">num</text:span></text:span><text:span text:style-name="T1"> is incremented, and then yielded again. Since generator functions look like other functions and act very similarly to them, you can assume that generator expressions are very similar to other comprehensions available in Python.</text:span></text:p>
      <text:h text:style-name="P4" text:outline-level="3"><text:bookmark text:name="building-generators-with-generator-expressions"/>Building Generators With Generator Expressions</text:h>
      <text:p text:style-name="Text_20_body"><text:span text:style-name="T8">Advantage of using generator comprehension</text:span><text:span text:style-name="T3"> - </text:span><text:span text:style-name="T1"><text:s/>you can create them without building and holding the entire object in memory before iteration. In other words, you’ll have no memory penalty when you use generator expressions. </text:span></text:p>
      <text:p text:style-name="P1"><text:span text:style-name="Source_20_Text"><text:span text:style-name="T12"><text:tab/>nums_squared_lc = [num**2 for num in range(5)]</text:span></text:span></text:p>
      <text:p text:style-name="P2"><text:span text:style-name="Source_20_Text"><text:span text:style-name="T12"><text:tab/>nums_squared_gc = (num**2 for num in range(5))</text:span></text:span></text:p>
      <text:h text:style-name="P4" text:outline-level="3"><text:bookmark text:name="profiling-generator-performance"/>Profiling Generator Performance</text:h>
      <text:p text:style-name="Text_20_body"><text:span text:style-name="T3">Let </text:span><text:span text:style-name="T1">inspect the size of the resulting objects. You can do this with a call to </text:span><text:span text:style-name="Source_20_Text"><text:span text:style-name="T21">sys.getsizeof()</text:span></text:span><text:span text:style-name="T1">:</text:span></text:p>
      <text:p text:style-name="P10"/>
      <text:p text:style-name="P1"><text:soft-page-break/><text:span text:style-name="Source_20_Text"><text:span text:style-name="T12">&gt;&gt;&gt; import sys</text:span></text:span></text:p>
      <text:p text:style-name="Preformatted_20_Text"><text:span text:style-name="Source_20_Text"><text:span text:style-name="T12">&gt;&gt;&gt; nums_squared_lc = [i * 2 for i in range(10000)]</text:span></text:span></text:p>
      <text:p text:style-name="Preformatted_20_Text"><text:span text:style-name="Source_20_Text"><text:span text:style-name="T12">&gt;&gt;&gt; </text:span></text:span><text:span text:style-name="Source_20_Text"><text:span text:style-name="T14">sys.getsizeof</text:span></text:span><text:span text:style-name="Source_20_Text"><text:span text:style-name="T12">(nums_squared_lc)</text:span></text:span></text:p>
      <text:p text:style-name="Preformatted_20_Text"><text:span text:style-name="Source_20_Text"><text:span text:style-name="T14">87624</text:span></text:span></text:p>
      <text:p text:style-name="Preformatted_20_Text"><text:span text:style-name="Source_20_Text"><text:span text:style-name="T12">&gt;&gt;&gt; nums_squared_gc = (i ** 2 for i in range(10000))</text:span></text:span></text:p>
      <text:p text:style-name="Preformatted_20_Text"><text:span text:style-name="Source_20_Text"><text:span text:style-name="T12">&gt;&gt;&gt; print(</text:span></text:span><text:span text:style-name="Source_20_Text"><text:span text:style-name="T14">sys.getsizeof</text:span></text:span><text:span text:style-name="Source_20_Text"><text:span text:style-name="T12">(nums_squared_gc))</text:span></text:span></text:p>
      <text:p text:style-name="P2"><text:span text:style-name="Source_20_Text"><text:span text:style-name="T14">120</text:span></text:span></text:p>
      <text:p text:style-name="Text_20_body"><text:span text:style-name="T1">There is one thing to keep in mind. If the list is smaller than the running machine’s available memory, then list comprehensions can be </text:span><text:span text:style-name="T23">faster</text:span><text:span text:style-name="T1"> to evaluate than the equivalent generator expression. </text:span><text:span text:style-name="T4">If </text:span><text:span text:style-name="T24">speed</text:span><text:span text:style-name="T4"> is an issue and memory isn’t, then a list comprehension is likely a better tool for the job.</text:span></text:p>
      <text:h text:style-name="P8" text:outline-level="2"><text:bookmark text:name="understanding-the-python-yield-statement"/><text:span text:style-name="T4">Understanding the Python Yield Statement</text:span></text:h>
      <text:p text:style-name="Text_20_body"><text:span text:style-name="T1">When you call a generator function or use a generator expression, you return a special iterator called a generator. You can assign this generator to a variable in order to use it. When you call special methods on the generator, such as </text:span><text:span text:style-name="Source_20_Text"><text:span text:style-name="T21">next()</text:span></text:span><text:span text:style-name="T1">, the code within the function is executed up to </text:span><text:span text:style-name="Source_20_Text"><text:span text:style-name="T21">yield</text:span></text:span><text:span text:style-name="T1">.</text:span></text:p>
      <text:p text:style-name="Text_20_body"><text:span text:style-name="T1">When the Python </text:span><text:span text:style-name="T21">yield</text:span><text:span text:style-name="T1"> statement is hit, the program suspends function execution and returns the yielded value to the caller. (In contrast, </text:span><text:span text:style-name="Source_20_Text"><text:span text:style-name="T1">return</text:span></text:span><text:span text:style-name="T1"> stops function execution completely.) When a function is suspended, the state of that function is saved. This includes any variable bindings local to the generator, the instruction pointer, the internal stack, and any exception handling.</text:span></text:p>
      <text:p text:style-name="Text_20_body"><text:span text:style-name="T1">This allows you to resume function execution whenever you call one of the generator’s methods. In this way, all function evaluation picks back up right after </text:span><text:span text:style-name="Source_20_Text"><text:span text:style-name="T1">yield</text:span></text:span><text:span text:style-name="T1">. </text:span></text:p>
      <text:h text:style-name="P6" text:outline-level="2"><text:bookmark text:name="using-advanced-generator-methods"/>Using Advanced Generator Methods</text:h>
      <text:p text:style-name="Text_20_body"><text:span text:style-name="T1">In addition to </text:span><text:span text:style-name="Source_20_Text"><text:span text:style-name="T1">yield</text:span></text:span><text:span text:style-name="T1">, generator objects can make use of the following methods:</text:span></text:p>
      <text:list xml:id="list3268960541" text:style-name="L2">
        <text:list-item>
          <text:p text:style-name="P13"><text:span text:style-name="Source_20_Text"><text:span text:style-name="T1">.send()</text:span></text:span><text:span text:style-name="T1"> </text:span></text:p>
        </text:list-item>
        <text:list-item>
          <text:p text:style-name="P13"><text:span text:style-name="Source_20_Text"><text:span text:style-name="T1">.throw()</text:span></text:span><text:span text:style-name="T1"> </text:span></text:p>
        </text:list-item>
        <text:list-item>
          <text:p text:style-name="P11"><text:span text:style-name="Source_20_Text"><text:span text:style-name="T1">.close()</text:span></text:span><text:span text:style-name="T1"> </text:span></text:p>
        </text:list-item>
      </text:list>
      <text:p text:style-name="P1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4-22T20:09:31.105541641</dc:date>
    <meta:editing-duration>PT20M46S</meta:editing-duration>
    <meta:editing-cycles>6</meta:editing-cycles>
    <meta:generator>LibreOffice/6.3.5.2$Linux_X86_64 LibreOffice_project/30$Build-2</meta:generator>
    <meta:document-statistic meta:table-count="0" meta:image-count="0" meta:object-count="0" meta:page-count="2" meta:paragraph-count="39" meta:word-count="551" meta:character-count="3465" meta:non-whitespace-character-count="2922"/>
  </office:meta>
</office:document-meta>
</file>